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oh Variante:</text:p>
      <text:p text:style-name="P1"/>
      <text:p text:style-name="P1">eigener Fehler beim <text:s/>rendern —&gt; dadurch verpixelt </text:p>
      <text:p text:style-name="P1"/>
      <text:p text:style-name="P1">MP4—&gt; sehe selbst das man einiges verkürzen kann (bzw. schneller durchlaufen)</text:p>
      <text:p text:style-name="P1"/>
      <text:p text:style-name="P1">an sich müsste es doppelt so lang sein —&gt; ohne Bremse und dann mit Bremse</text:p>
      <text:p text:style-name="P1"/>
      <text:p text:style-name="P1">Datei mit Zeittrimmer auch nicht das Wahre—&gt; Notlösung ger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